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
      <text:p text:style-name="Text_20_body">Suddenly, their eyes were opened and they realized they were naked. They tried to cover their bodies by sewing leaves together to make clothes.</text:p>
      <text:h text:style-name="Heading_20_9" text:outline-level="9">02-07</text:h>
      <text:p text:style-name="First_20_paragraph"/>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
      <text:p text:style-name="Text_20_body">God then said to the woman, “I will make childbirth very painful for you. You will desire your husband, and he will rule over you.”</text:p>
      <text:h text:style-name="Heading_20_9" text:outline-level="9">02-11</text:h>
      <text:p text:style-name="First_20_paragraph"/>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37Z</meta:creation-date>
    <dc:date>2023-05-24T11:33:37Z</dc:date>
  </office:meta>
</office:document-meta>
</file>